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e1e8e" officeooo:paragraph-rsid="001e1e8e"/>
    </style:style>
    <style:style style:name="P2" style:family="paragraph" style:parent-style-name="Text_20_body">
      <style:text-properties officeooo:paragraph-rsid="001e1e8e"/>
    </style:style>
    <style:style style:name="P3" style:family="paragraph" style:parent-style-name="Text_20_body" style:list-style-name="L1">
      <style:text-properties officeooo:rsid="0024b418" officeooo:paragraph-rsid="0024b418"/>
    </style:style>
    <style:style style:name="P4" style:family="paragraph" style:parent-style-name="Text_20_body" style:list-style-name="L1">
      <style:text-properties officeooo:paragraph-rsid="001e1e8e"/>
    </style:style>
    <style:style style:name="P5" style:family="paragraph" style:parent-style-name="Text_20_body" style:list-style-name="L1">
      <style:text-properties officeooo:rsid="0025019f" officeooo:paragraph-rsid="0025019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er">
      <style:paragraph-properties fo:text-align="end" style:justify-single-word="false"/>
      <style:text-properties officeooo:rsid="001e1e8e" officeooo:paragraph-rsid="001e1e8e"/>
    </style:style>
    <style:style style:name="T1" style:family="text">
      <style:text-properties officeooo:rsid="001e1e8e"/>
    </style:style>
    <style:style style:name="T2" style:family="text">
      <style:text-properties officeooo:rsid="001f2a54"/>
    </style:style>
    <style:style style:name="T3" style:family="text">
      <style:text-properties officeooo:rsid="00216431"/>
    </style:style>
    <style:style style:name="T4" style:family="text">
      <style:text-properties officeooo:rsid="0022f709"/>
    </style:style>
    <style:style style:name="T5" style:family="text">
      <style:text-properties officeooo:rsid="0024b418"/>
    </style:style>
    <style:style style:name="T6" style:family="text">
      <style:text-properties officeooo:rsid="0025019f"/>
    </style:style>
    <style:style style:name="T7" style:family="text">
      <style:text-properties officeooo:rsid="0025a025"/>
    </style:style>
    <style:style style:name="T8" style:family="text">
      <style:text-properties officeooo:rsid="00265d1e"/>
    </style:style>
    <style:style style:name="T9" style:family="text">
      <style:text-properties officeooo:rsid="0027abdc"/>
    </style:style>
    <style:style style:name="T10" style:family="text">
      <style:text-properties officeooo:rsid="00293c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Souhrn dosavadní práce na BP</text:h>
      <text:h text:style-name="Heading_20_1" text:outline-level="1">Automatizovaná detekce zranitelnosti webových aplikací</text:h>
      <text:p text:style-name="P1"/>
      <text:p text:style-name="P1"><text:s/></text:p>
      <text:p text:style-name="P2"><text:span text:style-name="T1">Téma své bakalářské práce jsem po schválení vedoucím za společnost RedHat Czech s. r. o. (dále jen RedHat), Janem Rusnačkem a prvotní schůzce, jež se konala dne 1. 10. 2014, začal vypracovávat bakalářskou práci na téma Automatizovaná detekce zranitelnosti webových aplikací.</text:span></text:p>
      <text:p text:style-name="P2"><text:tab/><text:span text:style-name="T1">V úvodu mé práce jsem se zaměřil na teoretický úvod do problematiky a vysvětlení několika pojmů. Dále jsem zmínil aktuálně používané způsoby a možnosti automatizovaného testování bezpečnosti webových aplikací. Webové scannery provádějí black-box testing a tedy neprovádí žádnou analýzu zdrojového kódu. Tyto webové scannery používají pro testování pouze webového rozhraní. Tedy stejného rozhraní, jaké používá legitimní návštěvník při návštěvě či používání této aplikace. V další části práce jsem zmínil projekt OWASP a <text:s/>OWASP foundation, jež je neziskovou organizací, která <text:s/>tento projekt zastřešuje. OWASP také každý rok prezentuje aktualizovaný dokument, jehož obsahem je seznam nejvíce kritických a nejvíce zneužívaných bezpečnostních zranitelností za daný rok. Seznam zranitelnosti za rok 2013 je zde také zmíněn. </text:span></text:p>
      <text:p text:style-name="P2"><text:tab/><text:span text:style-name="T2">V další <text:s/>kapitole se podrobněji zaměřuji na analýzu jednotlivých bezpečnostních scannerů, jež jsou vyvíjené jako opensource a tedy je možné analyzovat jejich zdrojový kód. Pro porovnání jsem vybral tyto opensource scannery: Arachni, w3af, Wapiti, Zap a Revok. Poslední zmiňovaný byl nedávno uvolněn jako opensource. Tento scanner byl dříve vyvíjen jako interní nástroj pro testování bezpečnostni webových aplikací firmy RedHat, avšak byl zveřejněn a jeho zdrojové kódy jsou dostupné prostřednictvím projektu Github.com . Každý z bezpečnostních scannerů byl v této kapitole krátce představen a v závěru této kapitoly byly porovnané některé zajímavé vlastnosti jednotlivých scannerů. Výsledky jsou k nalezení v tabulce na konci kapitoly Analysis of existing solutions.</text:span></text:p>
      <text:p text:style-name="P2"><text:tab/><text:span text:style-name="T3">Následující kapitola shrnuje metodiku, jež byla použita pro vyhodnocení úspěšnosti jednotlivých scannerů. Pro testování byly použity dva různé nástroje. Prvním z nich byl WIVET, jež umožňuje testovat možnosti scannerů použít konkrétní vektory útoku pro webové aplikace. Každý z testovaných scannerů byl spuštěn s konkrétními testovacími moduly a bylo sledováno, kolik z vektorů útoku byl daný scanner schopen rozpoznat a využít. Pro testování byl využit WIVET ve verzi 4, <text:s/>která umožňuje sledovat průběh aktuálního testu a po jeho skončení je schopna v procentech vyjádřit počet nalezených / využitých vektorů útoku. Tato aplikace odlišuje jednotlivé testy pomocí speciální cookie ve webovém prohlížeči jménem PHPSESSID. Každý scanner tedy bylo nutné před spuštěním testů nakonfigurovat tak, aby používal pouze a jen jednu PHPSESSID, jinak by mohl být výsledek testu </text:span><text:soft-page-break/><text:span text:style-name="T3">zkreslen. Většina z testovaných scannerů umožňuje určitým způsobem obsah této cookies napevno stanovit, avšak některé z nich bylo nutné nakonfigurovat k použití intercept proxy. Jako intercept proxy, přes kterou se datový provoz přeposílal a byl upravován (fixní obsah PHPSESSID), byl použit nástroj Burp. Po získání všech výsledků z nástroje WIVET jsem pokračoval testováním pomocí nástroje WAVSEP, jež poskytuje seznam zranitelných stránek, jež mohou být využity pro testování úspěšnosti detekce jednotlivých útoků.</text:span></text:p>
      <text:p text:style-name="P2"><text:tab/><text:span text:style-name="T4">WAVSEP (ve verzi 1.5.) bohužel neobsahuje žádnou možnost vyhodnocení, tak jak tomu bylo například u nástrje WIVET, bylo tedy zapotřebí výsledky z logů jednotlivých scannerů vyhodnotit samostatně. WAVSEP obsahuje pouze zranitelné stránky a tedy jsem vytvořil sadů skriptů, jež mi pomohli s vyhodnocováním. Prvním krokem bylo vyextrahování všech zranitelných stránek (jejich URL) do lokální databáze zranitelností. Následně rozčlenění těchto zranitelností na kategorie (SQLi, XSS, LFI, RFI a ostatní). V další fázi jsem použil skripty pro vyhodnocení logů z testů jednotlivých scannerů. Tyto skripty hledaly zmínky ohledně nalezených zranitelností a následně je přidávaly do lokální databáze testů. Jakmile byly tyto informace obsažené v databázi, další skript pouze prošel seznam všech možných útoků a útoků, jež daný scanner objevil a spočítal z nich úspěšnost pro daný scanner a daný typ útoku.</text:span></text:p>
      <text:p text:style-name="P2"><text:tab/><text:span text:style-name="T4">V následující části práce byly zmíněné 4 skupiny testovaných zranitelností a to: SQL injection, Cross-Site Scripting, Local File Inclusion a Remote File Inclusion. Každá z těchto zranitelností byla krátce vysvětlena.</text:span></text:p>
      <text:p text:style-name="P2"><text:tab/><text:span text:style-name="T4">V kapitole Results byly představeny výsledky testovaných scannerů. Pro testování možnosti využití různých vektorů útoků byl využit nástroj WIVET a nejlépe si vedla nejnovější verze opensource scanneru Arachni. Nejhůře si naopak vedl scanner Revok, avšak to z důvodu chyby v modulu starajícího se o načítání obsahu stránky. Úspěšnost detekce jednotlivých skupin útoků byla testována pomocí nástroje WAVSEP. Nejlépe si vedly scannery Arachniu a ZAP, naopak nejhůře skončily scannery w3af a Revok.</text:span></text:p>
      <text:p text:style-name="P2"><text:tab/><text:span text:style-name="T4">V poslední (zatím) vypracované kapitole se zabývám návrhem nových a efektivnějších způsobů pro testování určitých zranitelností a jejich plánované implementace do scanneru Revok.</text:span></text:p>
      <text:p text:style-name="P2"/>
      <text:h text:style-name="P6" text:outline-level="1">Harmonogram prací</text:h>
      <text:p text:style-name="P2"><text:tab/></text:p>
      <text:list xml:id="list1769307218706960419" text:style-name="L1">
        <text:list-item>
          <text:p text:style-name="P3"><text:span text:style-name="T10">18</text:span>.2 2015<text:tab/>Nejzašší termín pro implementaci patche pro web crawler </text:p>
        </text:list-item>
        <text:list-item>
          <text:p text:style-name="P3">28. 2. 2015<text:tab/>Opětovné otestování Revoku pomocí WIVET (a vyhodnocení)</text:p>
        </text:list-item>
        <text:list-item>
          <text:p text:style-name="P3">1. 3. 2015<text:tab/>Pravidelný měsiční report</text:p>
        </text:list-item>
        <text:list-item>
          <text:p text:style-name="P5"><text:span text:style-name="T7">14</text:span>. 3. 2015<text:tab/>Implementace Jenkins testing environment</text:p>
        </text:list-item>
        <text:list-item>
          <text:p text:style-name="P3">1. 4. 2015<text:tab/>Pravidelný měsíční report</text:p>
        </text:list-item>
        <text:list-item>
          <text:p text:style-name="P5"><text:span text:style-name="T8">10</text:span>. 4. 2015<text:tab/>Implementace LFI modulu pro Revok</text:p>
        </text:list-item>
        <text:list-item>
          <text:p text:style-name="P3">1. 5. 2015<text:tab/>Finální kompletace (obsah CD, <text:span text:style-name="T6">dokumentace, </text:span>podpůrné skripty)</text:p>
        </text:list-item>
        <text:list-item>
          <text:p text:style-name="P4"><text:span text:style-name="T5">20. 5. 2015<text:tab/>Odevzdání BP práce</text:span><text:line-break/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1e8e" officeooo:paragraph-rsid="001e1e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antišek Koláček</text:p>
        <text:p text:style-name="MP1">xkolac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21:27:07.091554276</meta:creation-date>
    <dc:date>2015-01-27T22:31:52.977529812</dc:date>
    <meta:editing-duration>PT49M30S</meta:editing-duration>
    <meta:editing-cycles>10</meta:editing-cycles>
    <meta:generator>LibreOffice/4.2.7.2$Linux_X86_64 LibreOffice_project/420$Build-2</meta:generator>
    <meta:document-statistic meta:table-count="0" meta:image-count="0" meta:object-count="0" meta:page-count="3" meta:paragraph-count="23" meta:word-count="795" meta:character-count="5571" meta:non-whitespace-character-count="4789"/>
  </office:meta>
</office:document-meta>
</file>